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rame.IFram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rame.setMarginHeight( String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String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ram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Frame.IFr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ram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String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MarginWidth( String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MarginHeight( int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MarginWidth( int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FrameBorder( boolean frameb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Frame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Scrolling( String scr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Element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rame.IFrame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